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3.549cm" svg:height="7.618cm" svg:x="0cm" svg:y="4.096cm">
            <draw:object draw:notify-on-update-of-ranges="Sheet1.B2:Sheet1.E2 Sheet1.B7:Sheet1.E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table:number-columns-spanned="3" table:number-rows-spanned="1">
            <text:p>Simple static Rack app</text:p>
          </table:table-cell>
          <table:covered-table-cell table:number-columns-repeated="2" table:style-name="ce3"/>
          <table:table-cell table:number-columns-repeated="5"/>
        </table:table-row>
        <table:table-row table:style-name="ro1">
          <table:table-cell/>
          <table:table-cell office:value-type="string">
            <text:p>Yarn</text:p>
          </table:table-cell>
          <table:table-cell office:value-type="string">
            <text:p>Unicorn</text:p>
          </table:table-cell>
          <table:table-cell office:value-type="string">
            <text:p>Thin</text:p>
          </table:table-cell>
          <table:table-cell office:value-type="string">
            <text:p>WEBrick</text:p>
          </table:table-cell>
          <table:table-cell table:number-columns-repeated="3"/>
        </table:table-row>
        <table:table-row table:style-name="ro1">
          <table:table-cell office:value-type="string">
            <text:p>req/sec</text:p>
          </table:table-cell>
          <table:table-cell office:value-type="float" office:value="819">
            <text:p>819</text:p>
          </table:table-cell>
          <table:table-cell office:value-type="float" office:value="1613">
            <text:p>1613</text:p>
          </table:table-cell>
          <table:table-cell office:value-type="float" office:value="6056">
            <text:p>6056</text:p>
          </table:table-cell>
          <table:table-cell office:value-type="float" office:value="172">
            <text:p>172</text:p>
          </table:table-cell>
          <table:table-cell/>
          <table:table-cell office:value-type="string">
            <text:p>c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828">
            <text:p>828</text:p>
          </table:table-cell>
          <table:table-cell office:value-type="float" office:value="1899">
            <text:p>1899</text:p>
          </table:table-cell>
          <table:table-cell office:value-type="float" office:value="5901">
            <text:p>5901</text:p>
          </table:table-cell>
          <table:table-cell office:value-type="float" office:value="188">
            <text:p>188</text:p>
          </table:table-cell>
          <table:table-cell/>
          <table:table-cell office:value-type="string">
            <text:p>n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/>
          <table:table-cell office:value-type="float" office:value="808">
            <text:p>808</text:p>
          </table:table-cell>
          <table:table-cell office:value-type="float" office:value="1880">
            <text:p>1880</text:p>
          </table:table-cell>
          <table:table-cell office:value-type="float" office:value="5985">
            <text:p>5985</text:p>
          </table:table-cell>
          <table:table-cell office:value-type="float" office:value="165">
            <text:p>1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6">
            <text:p>826</text:p>
          </table:table-cell>
          <table:table-cell office:value-type="float" office:value="1892">
            <text:p>1892</text:p>
          </table:table-cell>
          <table:table-cell office:value-type="float" office:value="5718">
            <text:p>5718</text:p>
          </table:table-cell>
          <table:table-cell office:value-type="float" office:value="197">
            <text:p>197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vg</text:p>
          </table:table-cell>
          <table:table-cell table:style-name="ce2" table:formula="of:=SUM([.B3:.B6])/4" office:value-type="float" office:value="820.25">
            <text:p>820,25</text:p>
          </table:table-cell>
          <table:table-cell table:style-name="ce2" table:formula="of:=SUM([.C3:.C6])/4" office:value-type="float" office:value="1821">
            <text:p>1821</text:p>
          </table:table-cell>
          <table:table-cell table:style-name="ce2" table:formula="of:=SUM([.D3:.D6])/4" office:value-type="float" office:value="5915">
            <text:p>5915</text:p>
          </table:table-cell>
          <table:table-cell table:style-name="ce2" table:formula="of:=SUM([.E3:.E6])/4" office:value-type="float" office:value="180.5">
            <text:p>180,5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svg:width="13.549cm" svg:height="7.617cm" svg:x="0cm" svg:y="4.075cm">
            <draw:object draw:notify-on-update-of-ranges="Sheet2.B2:Sheet2.E2 Sheet2.B7:Sheet2.E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4" office:value-type="string" table:number-columns-spanned="3" table:number-rows-spanned="1">
            <text:p>CPU intensive Rack app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Yarn</text:p>
          </table:table-cell>
          <table:table-cell office:value-type="string">
            <text:p>Unicorn</text:p>
          </table:table-cell>
          <table:table-cell office:value-type="string">
            <text:p>Thin</text:p>
          </table:table-cell>
          <table:table-cell office:value-type="string">
            <text:p>WEBrick</text:p>
          </table:table-cell>
          <table:table-cell table:number-columns-repeated="3"/>
        </table:table-row>
        <table:table-row table:style-name="ro1">
          <table:table-cell office:value-type="string">
            <text:p>req/sec</text:p>
          </table:table-cell>
          <table:table-cell office:value-type="float" office:value="217">
            <text:p>217</text:p>
          </table:table-cell>
          <table:table-cell office:value-type="float" office:value="115">
            <text:p>115</text:p>
          </table:table-cell>
          <table:table-cell office:value-type="float" office:value="89">
            <text:p>89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c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219">
            <text:p>219</text:p>
          </table:table-cell>
          <table:table-cell office:value-type="float" office:value="115">
            <text:p>115</text:p>
          </table:table-cell>
          <table:table-cell office:value-type="float" office:value="91">
            <text:p>91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n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/>
          <table:table-cell office:value-type="float" office:value="217">
            <text:p>217</text:p>
          </table:table-cell>
          <table:table-cell office:value-type="float" office:value="116">
            <text:p>116</text:p>
          </table:table-cell>
          <table:table-cell office:value-type="float" office:value="90">
            <text:p>90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">
            <text:p>220</text:p>
          </table:table-cell>
          <table:table-cell office:value-type="float" office:value="115">
            <text:p>115</text:p>
          </table:table-cell>
          <table:table-cell office:value-type="float" office:value="92">
            <text:p>92</text:p>
          </table:table-cell>
          <table:table-cell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avg</text:p>
          </table:table-cell>
          <table:table-cell table:formula="of:=SUM([.B3:.B6])/4" office:value-type="float" office:value="218.25">
            <text:p>218,25</text:p>
          </table:table-cell>
          <table:table-cell table:formula="of:=SUM([.C3:.C6])/4" office:value-type="float" office:value="115.25">
            <text:p>115,25</text:p>
          </table:table-cell>
          <table:table-cell table:formula="of:=SUM([.D3:.D6])/4" office:value-type="float" office:value="90.5">
            <text:p>90,5</text:p>
          </table:table-cell>
          <table:table-cell table:formula="of:=SUM([.E3:.E6])/4" office:value-type="float" office:value="50.25">
            <text:p>50,25</text:p>
          </table:table-cell>
          <table:table-cell table:number-columns-repeated="3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a" fo:country="D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1">11-10-2011</text:date>, <text:time>22:3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per kjeldgaard</meta:initial-creator>
    <meta:creation-date>2011-10-11T21:48:14</meta:creation-date>
    <dc:date>2011-10-11T22:39:33</dc:date>
    <dc:creator>jesper kjeldgaard</dc:creator>
    <meta:editing-duration>PT35M59S</meta:editing-duration>
    <meta:editing-cycles>6</meta:editing-cycles>
    <meta:generator>LibreOffice/3.4$Unix LibreOffice_project/340m1$Build-302</meta:generator>
    <meta:document-statistic meta:table-count="3" meta:cell-count="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5cm" svg:height="7.619cm" xlink:href=".." xlink:type="simple" chart:class="chart:bar" chart:style-name="ch1">
        <chart:title svg:x="3.623cm" svg:y="0.288cm" chart:style-name="ch2">
          <text:p>Simple static Rack application</text:p>
        </chart:title>
        <chart:subtitle svg:x="4.398cm" svg:y="1.245cm" chart:style-name="ch3">
          <text:p>2000 requests, 20 at a time</text:p>
        </chart:subtitle>
        <chart:plot-area chart:style-name="ch4" table:cell-range-address="Sheet1.B2:Sheet1.E2 Sheet1.B7:Sheet1.E7" chart:data-source-has-labels="row" svg:x="1.272cm" svg:y="2.206cm" svg:width="11.736cm" svg:height="4.29cm">
          <chartooo:coordinate-region svg:x="2.285cm" svg:y="2.408cm" svg:width="10.723cm" svg:height="3.435cm"/>
          <chart:axis chart:dimension="x" chart:name="primary-x" chart:style-name="ch5" chartooo:axis-type="auto">
            <chartooo:date-scale/>
            <chart:title svg:x="6.352cm" svg:y="6.648cm" chart:style-name="ch6">
              <text:p>webserver</text:p>
            </chart:title>
            <chart:categories table:cell-range-address="Sheet1.B2:Sheet1.E2"/>
          </chart:axis>
          <chart:axis chart:dimension="y" chart:name="primary-y" chart:style-name="ch7">
            <chart:title svg:x="0.451cm" svg:y="5.562cm" chart:style-name="ch8">
              <text:p>requests/second</text:p>
            </chart:title>
            <chart:grid chart:style-name="ch9" chart:class="major"/>
          </chart:axis>
          <chart:series chart:style-name="ch10" chart:values-cell-range-address="Sheet1.B7:Sheet1.E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arn</text:p>
                <draw:g>
                  <svg:desc>Sheet1.B2:Sheet1.E2</svg:desc>
                </draw:g>
              </table:table-cell>
              <table:table-cell office:value-type="string">
                <text:p>Unicorn</text:p>
              </table:table-cell>
              <table:table-cell office:value-type="string">
                <text:p>Thin</text:p>
              </table:table-cell>
              <table:table-cell office:value-type="string">
                <text:p>WEBrick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820.25">
                <text:p>820.25</text:p>
                <draw:g>
                  <svg:desc>Sheet1.B7:Sheet1.E7</svg:desc>
                </draw:g>
              </table:table-cell>
              <table:table-cell office:value-type="float" office:value="1821">
                <text:p>1821</text:p>
              </table:table-cell>
              <table:table-cell office:value-type="float" office:value="5915">
                <text:p>5915</text:p>
              </table:table-cell>
              <table:table-cell office:value-type="float" office:value="180.5">
                <text:p>18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5cm" svg:height="7.618cm" xlink:href=".." xlink:type="simple" chart:class="chart:bar" chart:style-name="ch1">
        <chart:title svg:x="4.183cm" svg:y="0.288cm" chart:style-name="ch2">
          <text:p>CPU intensive Rack app</text:p>
        </chart:title>
        <chart:subtitle svg:x="4.398cm" svg:y="1.245cm" chart:style-name="ch3">
          <text:p>2000 requests, 20 at a time</text:p>
        </chart:subtitle>
        <chart:plot-area chart:style-name="ch4" table:cell-range-address="Sheet2.B2:Sheet2.E2 Sheet2.B7:Sheet2.E7" chart:data-source-has-labels="row" svg:x="1.272cm" svg:y="2.206cm" svg:width="11.736cm" svg:height="4.289cm">
          <chartooo:coordinate-region svg:x="2.095cm" svg:y="2.408cm" svg:width="10.913cm" svg:height="3.434cm"/>
          <chart:axis chart:dimension="x" chart:name="primary-x" chart:style-name="ch5" chartooo:axis-type="auto">
            <chartooo:date-scale/>
            <chart:title svg:x="6.352cm" svg:y="6.647cm" chart:style-name="ch6">
              <text:p>webserver</text:p>
            </chart:title>
            <chart:categories table:cell-range-address="Sheet2.B2:Sheet2.E2"/>
          </chart:axis>
          <chart:axis chart:dimension="y" chart:name="primary-y" chart:style-name="ch7">
            <chart:title svg:x="0.451cm" svg:y="5.561cm" chart:style-name="ch8">
              <text:p>requests/second</text:p>
            </chart:title>
            <chart:grid chart:style-name="ch9" chart:class="major"/>
          </chart:axis>
          <chart:series chart:style-name="ch10" chart:values-cell-range-address="Sheet2.B7:Sheet2.E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arn</text:p>
                <draw:g>
                  <svg:desc>Sheet2.B2:Sheet2.E2</svg:desc>
                </draw:g>
              </table:table-cell>
              <table:table-cell office:value-type="string">
                <text:p>Unicorn</text:p>
              </table:table-cell>
              <table:table-cell office:value-type="string">
                <text:p>Thin</text:p>
              </table:table-cell>
              <table:table-cell office:value-type="string">
                <text:p>WEBrick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218.25">
                <text:p>218.25</text:p>
                <draw:g>
                  <svg:desc>Sheet2.B7:Sheet2.E7</svg:desc>
                </draw:g>
              </table:table-cell>
              <table:table-cell office:value-type="float" office:value="115.25">
                <text:p>115.25</text:p>
              </table:table-cell>
              <table:table-cell office:value-type="float" office:value="90.5">
                <text:p>90.5</text:p>
              </table:table-cell>
              <table:table-cell office:value-type="float" office:value="50.25">
                <text:p>50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